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text-properties style:font-name="Ubuntu" fo:language="sk" fo:country="SK" officeooo:rsid="00039027" officeooo:paragraph-rsid="00039027"/>
    </style:style>
    <style:style style:name="P2" style:family="paragraph" style:parent-style-name="Text_20_body">
      <style:text-properties style:font-name="Ubuntu" fo:language="sk" fo:country="SK" officeooo:rsid="000590b8" officeooo:paragraph-rsid="000590b8"/>
    </style:style>
    <style:style style:name="P3" style:family="paragraph" style:parent-style-name="Text_20_body">
      <style:paragraph-properties fo:text-align="center" style:justify-single-word="false"/>
      <style:text-properties style:font-name="Ubuntu" fo:language="sk" fo:country="SK" fo:font-weight="bold" officeooo:rsid="000afa60" officeooo:paragraph-rsid="000afa60" style:font-weight-asian="bold" style:font-weight-complex="bold"/>
    </style:style>
    <style:style style:name="P4" style:family="paragraph" style:parent-style-name="Text_20_body">
      <style:paragraph-properties fo:text-align="center" style:justify-single-word="false"/>
      <style:text-properties style:font-name="Ubuntu" fo:language="sk" fo:country="SK" fo:font-weight="bold" officeooo:rsid="000ec786" officeooo:paragraph-rsid="000ec786" style:font-weight-asian="bold" style:font-weight-complex="bold"/>
    </style:style>
    <style:style style:name="P5" style:family="paragraph" style:parent-style-name="Text_20_body">
      <style:paragraph-properties fo:text-align="center" style:justify-single-word="false"/>
      <style:text-properties style:text-position="0% 100%" style:font-name="Ubuntu" fo:language="sk" fo:country="SK" fo:font-weight="bold" officeooo:rsid="00103606" officeooo:paragraph-rsid="00103606" style:font-weight-asian="bold" style:font-weight-complex="bold"/>
    </style:style>
    <style:style style:name="T1" style:family="text">
      <style:text-properties officeooo:rsid="00067035"/>
    </style:style>
    <style:style style:name="T2" style:family="text">
      <style:text-properties officeooo:rsid="00086f8d"/>
    </style:style>
    <style:style style:name="T3" style:family="text">
      <style:text-properties fo:font-weight="bold" officeooo:rsid="000afa60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afa60" style:font-weight-asian="normal" style:font-weight-complex="normal"/>
    </style:style>
    <style:style style:name="T6" style:family="text">
      <style:text-properties fo:font-weight="normal" officeooo:rsid="000ce862" style:font-weight-asian="normal" style:font-weight-complex="normal"/>
    </style:style>
    <style:style style:name="T7" style:family="text">
      <style:text-properties fo:font-weight="normal" officeooo:rsid="00103606" style:font-weight-asian="normal" style:font-weight-complex="normal"/>
    </style:style>
    <style:style style:name="T8" style:family="text">
      <style:text-properties fo:font-weight="normal" officeooo:rsid="0012d884" style:font-weight-asian="normal" style:font-weight-complex="normal"/>
    </style:style>
    <style:style style:name="T9" style:family="text">
      <style:text-properties officeooo:rsid="000b2cb2"/>
    </style:style>
    <style:style style:name="T10" style:family="text">
      <style:text-properties officeooo:rsid="00103606"/>
    </style:style>
    <style:style style:name="T11" style:family="text">
      <style:text-properties style:text-position="sub 58%" fo:font-weight="normal" officeooo:rsid="00103606" style:font-weight-asian="normal" style:font-weight-complex="normal"/>
    </style:style>
    <style:style style:name="T12" style:family="text">
      <style:text-properties style:text-position="0% 100%" fo:font-weight="normal" officeooo:rsid="00103606" style:font-weight-asian="normal" style:font-weight-complex="normal"/>
    </style:style>
    <style:style style:name="T13" style:family="text">
      <style:text-properties style:text-position="super 58%" fo:font-weight="normal" style:font-weight-asian="normal" style:font-weight-complex="normal"/>
    </style:style>
    <style:style style:name="T14" style:family="text">
      <style:text-properties style:text-position="super 58%" fo:font-weight="normal" officeooo:rsid="00103606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gnetická indukcia a permealita</text:p>
      <text:p text:style-name="P2"><text:span text:style-name="T1">Magnetická indukcia predstavuje počet siločiar</text:span> ktoré pripadajú na jednotku plochy <text:span text:style-name="T2">pri prechode cez rozhranie. Nezávisí od vlastnosti prostredia. Označuje sa písmenom „</text:span><text:span text:style-name="T3">B</text:span><text:span text:style-name="T5">“.</text:span></text:p>
      <text:p text:style-name="P3">B = mí * H <text:span text:style-name="T9">[T – tesla]<text:tab/>mí = permeabilita prostredia, </text:span><text:span text:style-name="T6">pre para a diamagnetické prostredie je konštantná, pre feromagnetické sa mení s magnetickým poľom.</text:span></text:p>
      <text:p text:style-name="P4"><text:span text:style-name="T6">J</text:span><text:span text:style-name="T4">ednotkou je </text:span>H/m. <text:span text:style-name="T7">Mí</text:span><text:span text:style-name="T11">0</text:span><text:span text:style-name="T12"> = 4*pí*10</text:span><text:span text:style-name="T14">-7</text:span></text:p>
      <text:p text:style-name="P5"><text:span text:style-name="T7">R</text:span><text:span text:style-name="T4">elatívna permeabilita </text:span><text:span text:style-name="T8">udáva kolko krát je väčšia ako permeabilita váku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6T08:22:07.384245508</meta:creation-date>
    <dc:date>2018-02-16T08:33:02.743841202</dc:date>
    <meta:editing-duration>PT10M50S</meta:editing-duration>
    <meta:editing-cycles>15</meta:editing-cycles>
    <meta:generator>LibreOffice/5.4.2.2$Linux_X86_64 LibreOffice_project/40m0$Build-2</meta:generator>
    <meta:document-statistic meta:table-count="0" meta:image-count="0" meta:object-count="0" meta:page-count="1" meta:paragraph-count="5" meta:word-count="67" meta:character-count="459" meta:non-whitespace-character-count="396"/>
  </office:meta>
</office:document-meta>
</file>